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5"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6"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1" style:family="paragraph" style:parent-style-name="Text_20_body">
      <style:paragraph-properties fo:text-align="start" style:justify-single-word="false"/>
      <style:text-properties fo:font-weight="normal" officeooo:paragraph-rsid="002d6bf8"/>
    </style:style>
    <style:style style:name="P1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1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1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1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16"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17"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18"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19"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0"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1"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32"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33"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3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3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officeooo:paragraph-rsid="0017af47"/>
    </style:style>
    <style:style style:name="P39" style:family="paragraph" style:parent-style-name="Standard">
      <style:text-properties officeooo:rsid="0017af47" officeooo:paragraph-rsid="0017af47"/>
    </style:style>
    <style:style style:name="P40" style:family="paragraph" style:parent-style-name="Preformatted_20_Text">
      <style:text-properties fo:color="#a9b7c6" style:font-name="DejaVu Sans Mono" officeooo:rsid="003f9523" officeooo:paragraph-rsid="00409c94"/>
    </style:style>
    <style:style style:name="P41" style:family="paragraph" style:parent-style-name="Preformatted_20_Text">
      <style:text-properties fo:color="#a9b7c6" style:font-name="DejaVu Sans Mono" officeooo:paragraph-rsid="0046416a"/>
    </style:style>
    <style:style style:name="P42" style:family="paragraph" style:parent-style-name="Preformatted_20_Text">
      <style:text-properties fo:color="#a9b7c6" style:font-name="DejaVu Sans Mono" officeooo:rsid="0046416a" officeooo:paragraph-rsid="0046416a"/>
    </style:style>
    <style:style style:name="P43" style:family="paragraph" style:parent-style-name="Preformatted_20_Text">
      <style:paragraph-properties fo:orphans="2" fo:widows="2"/>
      <style:text-properties fo:font-variant="normal" fo:text-transform="none" fo:color="#000000" fo:letter-spacing="normal"/>
    </style:style>
    <style:style style:name="P44"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45"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46" style:family="paragraph" style:parent-style-name="Preformatted_20_Text">
      <style:paragraph-properties fo:orphans="2" fo:widows="2"/>
      <style:text-properties fo:font-variant="normal" fo:text-transform="none" fo:color="#000000" fo:letter-spacing="normal" fo:font-style="normal" fo:font-weight="normal"/>
    </style:style>
    <style:style style:name="P47"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48" style:family="paragraph" style:parent-style-name="Preformatted_20_Text">
      <style:text-properties fo:font-variant="normal" fo:text-transform="none" fo:color="#000000" fo:letter-spacing="normal" fo:font-style="normal" fo:font-weight="normal" officeooo:paragraph-rsid="0046416a"/>
    </style:style>
    <style:style style:name="P49"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50"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51" style:family="paragraph" style:parent-style-name="Preformatted_20_Text">
      <style:paragraph-properties fo:orphans="2" fo:widows="2"/>
    </style:style>
    <style:style style:name="P52" style:family="paragraph" style:parent-style-name="Preformatted_20_Text">
      <style:paragraph-properties fo:margin-top="0cm" fo:margin-bottom="0.499cm" loext:contextual-spacing="false" fo:orphans="2" fo:widows="2"/>
      <style:text-properties fo:color="#a9b7c6" style:font-name="DejaVu Sans Mono"/>
    </style:style>
    <style:style style:name="P53"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56" style:family="paragraph" style:parent-style-name="Preformatted_20_Text">
      <style:paragraph-properties fo:margin-top="0cm" fo:margin-bottom="0.499cm" loext:contextual-spacing="false" fo:orphans="2" fo:widows="2"/>
    </style:style>
    <style:style style:name="P57" style:family="paragraph" style:parent-style-name="Preformatted_20_Text">
      <style:paragraph-properties fo:margin-top="0cm" fo:margin-bottom="0.499cm" loext:contextual-spacing="false" fo:orphans="2" fo:widows="2"/>
      <style:text-properties officeooo:rsid="004d7663" officeooo:paragraph-rsid="004d7663"/>
    </style:style>
    <style:style style:name="P58" style:family="paragraph" style:parent-style-name="Preformatted_20_Text">
      <style:paragraph-properties fo:margin-top="0cm" fo:margin-bottom="0.499cm" loext:contextual-spacing="false"/>
      <style:text-properties fo:color="#a9b7c6" style:font-name="DejaVu Sans Mono"/>
    </style:style>
    <style:style style:name="P59"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60" style:family="paragraph" style:parent-style-name="Preformatted_20_Text">
      <style:text-properties fo:color="#a9b7c6"/>
    </style:style>
    <style:style style:name="P61" style:family="paragraph" style:parent-style-name="Preformatted_20_Text">
      <style:text-properties fo:color="#a9b7c6" style:font-name="DejaVu Sans Mono"/>
    </style:style>
    <style:style style:name="P62" style:family="paragraph" style:parent-style-name="Preformatted_20_Text">
      <style:text-properties fo:color="#a9b7c6" style:font-name="DejaVu Sans Mono" fo:background-color="#232525"/>
    </style:style>
    <style:style style:name="P63" style:family="paragraph" style:parent-style-name="Preformatted_20_Text">
      <style:text-properties fo:color="#a9b7c6" fo:background-color="#232525"/>
    </style:style>
    <style:style style:name="P64" style:family="paragraph" style:parent-style-name="Preformatted_20_Text">
      <style:paragraph-properties fo:orphans="2" fo:widows="2" style:writing-mode="lr-tb"/>
      <style:text-properties fo:font-variant="normal" fo:text-transform="none" fo:color="#000000" fo:letter-spacing="normal"/>
    </style:style>
    <style:style style:name="P65"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66"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67"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68"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69"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7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7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fo:color="#000000" style:font-name="Liberation Serif" officeooo:paragraph-rsid="003473e4"/>
    </style:style>
    <style:style style:name="P75" style:family="paragraph" style:parent-style-name="Text_20_body">
      <style:paragraph-properties fo:text-align="start" style:justify-single-word="false"/>
      <style:text-properties fo:color="#000000" style:font-name="Liberation Serif" officeooo:paragraph-rsid="003ad1eb"/>
    </style:style>
    <style:style style:name="P76" style:family="paragraph" style:parent-style-name="Text_20_body">
      <style:text-properties officeooo:rsid="003d34eb" officeooo:paragraph-rsid="003f9523"/>
    </style:style>
    <style:style style:name="P77" style:family="paragraph" style:parent-style-name="Text_20_body">
      <style:text-properties officeooo:rsid="003d34eb" officeooo:paragraph-rsid="005c20fe"/>
    </style:style>
    <style:style style:name="P78" style:family="paragraph" style:parent-style-name="Text_20_body">
      <style:text-properties officeooo:rsid="003f9523" officeooo:paragraph-rsid="00409c94"/>
    </style:style>
    <style:style style:name="P79" style:family="paragraph" style:parent-style-name="Text_20_body">
      <style:text-properties officeooo:rsid="00423cc4" officeooo:paragraph-rsid="00458729"/>
    </style:style>
    <style:style style:name="P80" style:family="paragraph" style:parent-style-name="Text_20_body">
      <style:text-properties officeooo:rsid="00423cc4" officeooo:paragraph-rsid="005dbac4"/>
    </style:style>
    <style:style style:name="P81" style:family="paragraph" style:parent-style-name="Text_20_body">
      <style:text-properties officeooo:paragraph-rsid="00458729"/>
    </style:style>
    <style:style style:name="P82" style:family="paragraph" style:parent-style-name="Text_20_body">
      <style:text-properties officeooo:rsid="0046416a" officeooo:paragraph-rsid="0046416a"/>
    </style:style>
    <style:style style:name="P83" style:family="paragraph" style:parent-style-name="Text_20_body">
      <style:text-properties officeooo:paragraph-rsid="004eb9d6"/>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fo:letter-spacing="normal" fo:font-style="normal" fo:font-weight="normal" officeooo:rsid="004bb626"/>
    </style:style>
    <style:style style:name="T35" style:family="text">
      <style:text-properties fo:font-variant="normal" fo:text-transform="none" fo:color="#000000" fo:letter-spacing="normal" fo:font-style="normal" fo:font-weight="normal" officeooo:rsid="004d7663"/>
    </style:style>
    <style:style style:name="T36" style:family="text">
      <style:text-properties fo:font-variant="normal" fo:text-transform="none" fo:color="#000000" fo:letter-spacing="normal" fo:font-style="normal" fo:font-weight="normal" fo:background-color="#232525" loext:char-shading-value="0"/>
    </style:style>
    <style:style style:name="T37" style:family="text">
      <style:text-properties fo:font-variant="normal" fo:text-transform="none" fo:color="#000000" fo:letter-spacing="normal" fo:font-style="normal" fo:font-weight="normal" officeooo:rsid="004d7663" fo:background-color="#232525" loext:char-shading-value="0"/>
    </style:style>
    <style:style style:name="T38" style:family="text">
      <style:text-properties fo:font-variant="normal" fo:text-transform="none" fo:color="#000000" fo:letter-spacing="normal" fo:font-style="normal" fo:font-weight="normal" officeooo:rsid="004eb9d6"/>
    </style:style>
    <style:style style:name="T39"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40"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41" style:family="text">
      <style:text-properties fo:font-variant="normal" fo:text-transform="none" fo:color="#cc7832" fo:letter-spacing="normal" fo:font-style="normal" fo:font-weight="bold" officeooo:rsid="004d7663" fo:background-color="#232525" loext:char-shading-value="0"/>
    </style:style>
    <style:style style:name="T42" style:family="text">
      <style:text-properties fo:font-variant="normal" fo:text-transform="none" fo:color="#cc7832" fo:letter-spacing="normal" fo:font-style="normal" fo:font-weight="normal" fo:background-color="#232525" loext:char-shading-value="0"/>
    </style:style>
    <style:style style:name="T43" style:family="text">
      <style:text-properties fo:font-variant="normal" fo:text-transform="none" fo:color="#cc7832" fo:letter-spacing="normal" fo:font-style="normal" fo:font-weight="normal" officeooo:rsid="004d7663" fo:background-color="#232525" loext:char-shading-value="0"/>
    </style:style>
    <style:style style:name="T44" style:family="text">
      <style:text-properties fo:font-variant="normal" fo:text-transform="none" fo:color="#6897bb" fo:letter-spacing="normal" fo:font-style="normal" fo:font-weight="normal" officeooo:rsid="004d7663" fo:background-color="#232525" loext:char-shading-value="0"/>
    </style:style>
    <style:style style:name="T45" style:family="text">
      <style:text-properties fo:font-variant="normal" fo:text-transform="none" fo:color="#9876aa" fo:letter-spacing="normal" fo:font-style="normal" fo:font-weight="normal" fo:background-color="#232525" loext:char-shading-value="0"/>
    </style:style>
    <style:style style:name="T46" style:family="text">
      <style:text-properties fo:font-variant="normal" fo:text-transform="none" fo:color="#6a8759" fo:letter-spacing="normal" fo:font-style="normal" fo:font-weight="normal" fo:background-color="#232525" loext:char-shading-value="0"/>
    </style:style>
    <style:style style:name="T47" style:family="text">
      <style:text-properties style:font-name="Liberation Serif" fo:font-size="12pt" style:text-underline-style="none" officeooo:rsid="002b2cfd" style:font-size-asian="12pt" style:font-weight-asian="normal" style:font-size-complex="12pt" style:font-weight-complex="normal"/>
    </style:style>
    <style:style style:name="T48" style:family="text">
      <style:text-properties officeooo:rsid="00330b63"/>
    </style:style>
    <style:style style:name="T49" style:family="text">
      <style:text-properties officeooo:rsid="003819bf"/>
    </style:style>
    <style:style style:name="T50" style:family="text">
      <style:text-properties fo:background-color="#232525" loext:char-shading-value="0"/>
    </style:style>
    <style:style style:name="T51" style:family="text">
      <style:text-properties officeooo:rsid="003d34eb" fo:background-color="#232525" loext:char-shading-value="0"/>
    </style:style>
    <style:style style:name="T52" style:family="text">
      <style:text-properties fo:color="#9876aa" fo:background-color="#232525" loext:char-shading-value="0"/>
    </style:style>
    <style:style style:name="T53" style:family="text">
      <style:text-properties fo:color="#9876aa" officeooo:rsid="003d34eb" fo:background-color="#232525" loext:char-shading-value="0"/>
    </style:style>
    <style:style style:name="T54" style:family="text">
      <style:text-properties fo:color="#9876aa" style:font-name="DejaVu Sans Mono" fo:background-color="#232525" loext:char-shading-value="0"/>
    </style:style>
    <style:style style:name="T55" style:family="text">
      <style:text-properties fo:color="#6a8759" fo:background-color="#232525" loext:char-shading-value="0"/>
    </style:style>
    <style:style style:name="T56" style:family="text">
      <style:text-properties fo:color="#6a8759" officeooo:rsid="00409c94" fo:background-color="#232525" loext:char-shading-value="0"/>
    </style:style>
    <style:style style:name="T57" style:family="text">
      <style:text-properties fo:color="#6a8759" officeooo:rsid="0046416a" fo:background-color="#232525" loext:char-shading-value="0"/>
    </style:style>
    <style:style style:name="T58" style:family="text">
      <style:text-properties fo:color="#6a8759" style:font-name="DejaVu Sans Mono" fo:background-color="#232525" loext:char-shading-value="0"/>
    </style:style>
    <style:style style:name="T59" style:family="text">
      <style:text-properties fo:color="#cc7832" fo:background-color="#232525" loext:char-shading-value="0"/>
    </style:style>
    <style:style style:name="T60" style:family="text">
      <style:text-properties fo:color="#cc7832" officeooo:rsid="003d34eb" fo:background-color="#232525" loext:char-shading-value="0"/>
    </style:style>
    <style:style style:name="T61" style:family="text">
      <style:text-properties fo:color="#cc7832" style:font-name="DejaVu Sans Mono" fo:background-color="#232525" loext:char-shading-value="0"/>
    </style:style>
    <style:style style:name="T62" style:family="text">
      <style:text-properties fo:color="#cc7832" fo:font-weight="bold" fo:background-color="#232525" loext:char-shading-value="0"/>
    </style:style>
    <style:style style:name="T63" style:family="text">
      <style:text-properties fo:color="#a9b7c6" style:font-name="DejaVu Sans Mono" fo:background-color="#232525" loext:char-shading-value="0"/>
    </style:style>
    <style:style style:name="T64" style:family="text">
      <style:text-properties fo:font-style="italic"/>
    </style:style>
    <style:style style:name="T65" style:family="text">
      <style:text-properties fo:font-style="italic" fo:font-weight="normal"/>
    </style:style>
    <style:style style:name="T66" style:family="text">
      <style:text-properties fo:font-style="italic" fo:font-weight="bold"/>
    </style:style>
    <style:style style:name="T67" style:family="text">
      <style:text-properties fo:font-style="normal" fo:font-weight="normal"/>
    </style:style>
    <style:style style:name="T68" style:family="text">
      <style:text-properties fo:font-size="14pt" fo:font-style="normal" fo:font-weight="normal"/>
    </style:style>
    <style:style style:name="T69" style:family="text">
      <style:text-properties fo:font-size="14pt" fo:font-style="italic" fo:font-weight="normal"/>
    </style:style>
    <style:style style:name="T70" style:family="text">
      <style:text-properties fo:font-size="10pt" fo:font-style="normal" fo:font-weight="normal"/>
    </style:style>
    <style:style style:name="T71" style:family="text">
      <style:text-properties fo:color="#888a85" fo:font-size="14pt" fo:font-style="normal" fo:font-weight="normal"/>
    </style:style>
    <style:style style:name="T72" style:family="text">
      <style:text-properties fo:color="#888a85" fo:font-style="normal" fo:font-weight="normal"/>
    </style:style>
    <style:style style:name="T73" style:family="text">
      <style:text-properties fo:color="#cc0000" fo:font-size="14pt" fo:font-style="normal" fo:font-weight="normal"/>
    </style:style>
    <style:style style:name="T74" style:family="text">
      <style:text-properties fo:color="#cc0000" fo:font-style="normal" fo:font-weight="normal"/>
    </style:style>
    <style:style style:name="T75" style:family="text">
      <style:text-properties officeooo:rsid="003ad1eb"/>
    </style:style>
    <style:style style:name="T76" style:family="text">
      <style:text-properties officeooo:rsid="003eb51c"/>
    </style:style>
    <style:style style:name="T77" style:family="text">
      <style:text-properties officeooo:rsid="003f9523"/>
    </style:style>
    <style:style style:name="T78" style:family="text">
      <style:text-properties fo:color="#6897bb" fo:background-color="#232525" loext:char-shading-value="0"/>
    </style:style>
    <style:style style:name="T79" style:family="text">
      <style:text-properties fo:color="#6897bb" style:font-name="DejaVu Sans Mono" fo:background-color="#232525" loext:char-shading-value="0"/>
    </style:style>
    <style:style style:name="T80" style:family="text">
      <style:text-properties officeooo:rsid="00409c94"/>
    </style:style>
    <style:style style:name="T81" style:family="text">
      <style:text-properties fo:color="#4e9a06" fo:font-style="normal" fo:font-weight="normal"/>
    </style:style>
    <style:style style:name="T82" style:family="text">
      <style:text-properties officeooo:rsid="00423cc4"/>
    </style:style>
    <style:style style:name="T83" style:family="text">
      <style:text-properties officeooo:rsid="00458729"/>
    </style:style>
    <style:style style:name="T84" style:family="text">
      <style:text-properties officeooo:rsid="0046416a"/>
    </style:style>
    <style:style style:name="T85" style:family="text">
      <style:text-properties style:font-name="DejaVu Sans Mono"/>
    </style:style>
    <style:style style:name="T86" style:family="text">
      <style:text-properties style:font-name="DejaVu Sans Mono" fo:background-color="#232525" loext:char-shading-value="0"/>
    </style:style>
    <style:style style:name="T87" style:family="text">
      <style:text-properties officeooo:rsid="00482be4"/>
    </style:style>
    <style:style style:name="T88" style:family="text">
      <style:text-properties officeooo:rsid="004a1d91"/>
    </style:style>
    <style:style style:name="T89" style:family="text">
      <style:text-properties officeooo:rsid="004d7663"/>
    </style:style>
    <style:style style:name="T90" style:family="text">
      <style:text-properties officeooo:rsid="004ec2bc"/>
    </style:style>
    <style:style style:name="T91" style:family="text">
      <style:text-properties officeooo:rsid="0055528d"/>
    </style:style>
    <style:style style:name="T92" style:family="text">
      <style:text-properties officeooo:rsid="005c20fe"/>
    </style:style>
    <style:style style:name="T93" style:family="text">
      <style:text-properties officeooo:rsid="005dba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mo</text:p>
      <text:p text:style-name="P1">Набоски, идеи, заметки по архитектуре стилю, контенту.</text:p>
      <text:p text:style-name="P1"/>
      <text:p text:style-name="P2">Разбиение базы демонстрируемых знаний по страницам</text:p>
      <text:p text:style-name="P10"><text:span text:style-name="T27">0</text:span>. <text:span text:style-name="T9">Главная страница</text:span></text:p>
      <text:p text:style-name="P10"><text:span text:style-name="T1">Демонстрация</text:span> <text:span text:style-name="T27">вывода контента из бд по принципу MVC и поисковика по сайту.</text:span></text:p>
      <text:p text:style-name="P10"><text:span text:style-name="T1">Текст</text:span> <text:span text:style-name="T27">о проекте и контакты</text:span>. </text:p>
      <text:p text:style-name="P4">1. <text:span text:style-name="T3">Работа с данными простых типов</text:span></text:p>
      <text:p text:style-name="P4"><text:span text:style-name="T1">Демонстрация</text:span> встроенных удобных функций работы со строками, массивами и числами.</text:p>
      <text:p text:style-name="P4"><text:span text:style-name="T1">Текст</text:span> о пользе и правильности использования встроенных функций и существующих решений в целом. </text:p>
      <text:p text:style-name="P12">Вставки<text:span text:style-name="T10"> этих самых функций и сравнение с авторски написанным ручным кодом.</text:span></text:p>
      <text:p text:style-name="P4"><text:span text:style-name="T22">2</text:span>. <text:span text:style-name="T3">Работа со своими функциями</text:span></text:p>
      <text:p text:style-name="P4"><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4"><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12">Вставки<text:span text:style-name="T10"> этих самых функций.</text:span></text:p>
      <text:p text:style-name="P5"><text:span text:style-name="T22">3</text:span>. <text:span text:style-name="T3">Работа с </text:span><text:span text:style-name="T4">формами</text:span></text:p>
      <text:p text:style-name="P5"><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5"><text:span text:style-name="T1">Текст</text:span> <text:span text:style-name="T22">об экранировании, способах защиты от XSS через обработку форм</text:span>. </text:p>
      <text:p text:style-name="P13">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6"><text:span text:style-name="T23">4</text:span>. <text:span text:style-name="T3">Работа с </text:span><text:span text:style-name="T5">БД через ПДО</text:span></text:p>
      <text:p text:style-name="P6"><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6"><text:span text:style-name="T1">Текст</text:span> <text:span text:style-name="T22">об экранировании, способах защиты от XSS через обработку форм,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14"><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7"/>
      <text:p text:style-name="P7"/>
      <text:p text:style-name="P7"><text:span text:style-name="T24">5</text:span>. <text:span text:style-name="T6">Оптимизация и логирование</text:span></text:p>
      <text:p text:style-name="P7"><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7"><text:span text:style-name="T1">Текст</text:span> <text:s/>- <text:span text:style-name="T25">контент внешнего сайта ruhighload.com и рассказ о том, зачем нужно логирование.</text:span></text:p>
      <text:p text:style-name="P15">Вставки<text:span text:style-name="T10"> </text:span><text:span text:style-name="T13">функций parse_ini_file, set_ini, error_log</text:span><text:span text:style-name="T12">.</text:span></text:p>
      <text:p text:style-name="P8"><text:span text:style-name="T25">6</text:span>. <text:span text:style-name="T7">Принцип MVC</text:span></text:p>
      <text:p text:style-name="P8"><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8"><text:span text:style-name="T1">Текст</text:span> <text:s/><text:span text:style-name="T25">о концепции mvc и принципе работы шаблонизатора.</text:span></text:p>
      <text:p text:style-name="P16"><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9"><text:span text:style-name="T25">6</text:span>. <text:span text:style-name="T8">Типы данных в mysql</text:span></text:p>
      <text:p text:style-name="P9"><text:span text:style-name="T1">Демонстрация</text:span> <text:s/><text:span text:style-name="T26">контента ruhighload, вывод таблицы по пользовательскому запросу</text:span></text:p>
      <text:p text:style-name="P9"><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17"><text:span text:style-name="T23">Вставки</text:span><text:span text:style-name="T12"> </text:span><text:span text:style-name="T14">содержимого БД, SQL запросов.</text:span></text:p>
      <text:p text:style-name="P20"/>
      <text:p text:style-name="P20"/>
      <text:p text:style-name="P20"/>
      <text:p text:style-name="P20"/>
      <text:p text:style-name="P19"><text:span text:style-name="T14">О</text:span><text:span text:style-name="T10">сновные правила дизайна сайта.</text:span></text:p>
      <text:p text:style-name="P18"><text:span text:style-name="T10">1.</text:span>ПРОСТОТА<text:span text:style-name="T10"> — </text:span><text:span text:style-name="T15">малое количество </text:span></text:p>
      <text:list xml:id="list7585246135888253292" text:style-name="L1">
        <text:list-item>
          <text:p text:style-name="P66">элементов html</text:p>
        </text:list-item>
        <text:list-item>
          <text:p text:style-name="P67">контента</text:p>
        </text:list-item>
        <text:list-item>
          <text:p text:style-name="P67">границ, кнопок, форм, изображений</text:p>
        </text:list-item>
        <text:list-item>
          <text:p text:style-name="P67">демонстрируемых технологий</text:p>
        </text:list-item>
      </text:list>
      <text:p text:style-name="P21">2.<text:span text:style-name="T1">Одностильность</text:span> — придерживание одного стиля относительно</text:p>
      <text:list xml:id="list4345448951756127665" text:style-name="L2">
        <text:list-item>
          <text:p text:style-name="P68">набора цветов</text:p>
        </text:list-item>
        <text:list-item>
          <text:p text:style-name="P68">набора шрифтов</text:p>
        </text:list-item>
        <text:list-item>
          <text:p text:style-name="P68"><text:soft-page-break/>размеров элементов</text:p>
        </text:list-item>
        <text:list-item>
          <text:p text:style-name="P68">строения скелета страницы</text:p>
        </text:list-item>
      </text:list>
      <text:p text:style-name="P21">3.<text:span text:style-name="T1">Лаконичность</text:span> — одна цветовая гамма на всём сайте (тёмно-серый, светло-серый, несколько бросских цветов)</text:p>
      <text:p text:style-name="P21">4.Минимальная высота страницы — по размеру монитора и ширина — почти на максимум.</text:p>
      <text:p text:style-name="P22">5.Весь контент сайта хранится и извлекается из БД по принципу MVC</text:p>
      <text:p text:style-name="P22">6.<text:span text:style-name="T1">Элементы дизайна</text:span> - </text:p>
      <text:list xml:id="list6695382473902776922" text:style-name="L3">
        <text:list-item>
          <text:p text:style-name="P69">небольшие непричёмные картинки с целью разбавки контента — одна-две на страницу</text:p>
        </text:list-item>
        <text:list-item>
          <text:p text:style-name="P69">Вставки кода, выделенные как на благородных ресурсах.</text:p>
        </text:list-item>
        <text:list-item>
          <text:p text:style-name="P69">Hover, изменяющий цвет ссылки и небросское выделение ссылок в целом.</text:p>
        </text:list-item>
      </text:list>
      <text:p text:style-name="P22"/>
      <text:p text:style-name="P22"/>
      <text:p text:style-name="P32">Архитектура проекта</text:p>
      <text:p text:style-name="P37">demo</text:p>
      <text:p text:style-name="P37"/>
      <text:p text:style-name="Standard">&gt;<text:span text:style-name="T3">vendor</text:span></text:p>
      <text:p text:style-name="P37"/>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37"/>
      <text:p text:style-name="Standard">&gt;<text:span text:style-name="T3">design</text:span></text:p>
      <text:p text:style-name="Standard">&gt;&gt;<text:span text:style-name="T3">images</text:span></text:p>
      <text:p text:style-name="Standard">&gt;&gt;<text:span text:style-name="T3">css</text:span></text:p>
      <text:p text:style-name="P37"/>
      <text:p text:style-name="Standard">&gt;<text:span text:style-name="T3">var</text:span></text:p>
      <text:p text:style-name="Standard">&gt;&gt;<text:span text:style-name="T3">log</text:span></text:p>
      <text:p text:style-name="Standard">&gt;&gt;&gt;dev.log</text:p>
      <text:p text:style-name="Standard"/>
      <text:p text:style-name="P38">&gt;<text:span text:style-name="T3">tpl</text:span></text:p>
      <text:p text:style-name="Standard"/>
      <text:p text:style-name="Standard">&gt;composer.json</text:p>
      <text:p text:style-name="Standard">&gt;composer.lock</text:p>
      <text:p text:style-name="Standard">&gt;.gitignore</text:p>
      <text:p text:style-name="P39">&gt;.env</text:p>
      <text:p text:style-name="P22"/>
      <text:p text:style-name="P31">Подробности каждой страницы</text:p>
      <text:p text:style-name="P33">0.Главная</text:p>
      <text:p text:style-name="P25"><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23"><text:tab/><text:span text:style-name="T28">Основными ресурсами, на базе которых я формировал свой багаж знаний на данный момент являются </text:span></text:p>
      <text:p text:style-name="P23"><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28"><text:bookmark-start text:name="__DdeLink__400_639857035"/>Дэвид Скляр, Адам Трахтенберг «PHP Cookbook 3 издание»<text:bookmark-end text:name="__DdeLink__400_639857035"/> (системматизация знаний),</text:p>
      <text:p text:style-name="P29"><text:bookmark-start text:name="__DdeLink__403_639857035"/>https://habrahabr.ru/<text:bookmark-end text:name="__DdeLink__403_639857035"/> (важные концепции простыми словами, полезные статьи), </text:p>
      <text:p text:style-name="P26"><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24"><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27">Контакты </text:p>
      <text:p text:style-name="P27"><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27"><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0"><text:bookmark-start text:name="__DdeLink__415_639857035"/><text:a xlink:type="simple" xlink:href="https://www.facebook.com/" text:style-name="Internet_20_link" text:visited-style-name="Visited_20_Internet_20_Link">https://www.facebook.com/</text:a><text:bookmark-end text:name="__DdeLink__415_639857035"/></text:p>
      <text:p text:style-name="P30"/>
      <text:p text:style-name="P11"><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4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34">Basic sources of my knowledge in PHP language were</text:p>
      <text:p text:style-name="P36">1.Base types processing</text:p>
      <text:p text:style-name="P35">Сделать простую структуру шаблона:</text:p>
      <text:p text:style-name="P35">текст-вставка <text:span text:style-name="T90">кода-вставка вывода</text:span>-заключение, благодаря которой будет удавать безумно легко расширять страницу обзором новых функций.</text:p>
      <text:p text:style-name="P70"><text:tab/><text:bookmark-start text:name="__DdeLink__485_1892330286"/><text:bookmark-start text:name="__DdeLink__488_1892330286"/><text:span text:style-name="T4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4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71"><text:tab/><text:bookmark-start text:name="__DdeLink__503_1892330286"/><text:span text:style-name="T4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74"><text:span text:style-name="T39"><text:tab/></text:span><text:bookmark-start text:name="__DdeLink__501_1892330286"/><text:span text:style-name="T54">$sentence </text:span><text:span text:style-name="T63">= </text:span><text:span text:style-name="T58">"Hello, great big white world!"</text:span><text:span text:style-name="T61">;</text:span></text:p>
      <text:p text:style-name="P61"><text:span text:style-name="T52">$words </text:span><text:span text:style-name="T50">= explode(</text:span><text:span text:style-name="T55">" "</text:span><text:span text:style-name="T59">, </text:span><text:span text:style-name="T52">$sentence</text:span><text:span text:style-name="T50">)</text:span><text:span text:style-name="T59">;</text:span></text:p>
      <text:p text:style-name="P58"><text:span text:style-name="T50">var_dump(</text:span><text:span text:style-name="T52">$words</text:span><text:span text:style-name="T50">)</text:span><text:span text:style-name="T59">;</text:span><text:bookmark-end text:name="__DdeLink__501_1892330286"/></text:p>
      <text:p text:style-name="P49"><text:bookmark-start text:name="__DdeLink__507_1892330286"/><text:span text:style-name="T2">array</text:span> <text:span text:style-name="T64">(size=5)</text:span></text:p>
      <text:p text:style-name="P64"><text:s text:c="2"/><text:span text:style-name="T68">0 </text:span><text:span text:style-name="T71">=&gt;</text:span><text:span text:style-name="T68"> </text:span><text:span text:style-name="T70">string</text:span><text:span text:style-name="T68"> </text:span><text:span text:style-name="T73">'Hello,'</text:span><text:span text:style-name="T68"> </text:span><text:span text:style-name="T69">(length=6)</text:span></text:p>
      <text:p text:style-name="P64"><text:s text:c="2"/><text:span text:style-name="T68">1 </text:span><text:span text:style-name="T71">=&gt;</text:span><text:span text:style-name="T68"> </text:span><text:span text:style-name="T70">string</text:span><text:span text:style-name="T68"> </text:span><text:span text:style-name="T73">'great'</text:span><text:span text:style-name="T68"> </text:span><text:span text:style-name="T69">(length=5)</text:span></text:p>
      <text:p text:style-name="P64"><text:s text:c="2"/><text:span text:style-name="T68">2 </text:span><text:span text:style-name="T71">=&gt;</text:span><text:span text:style-name="T68"> </text:span><text:span text:style-name="T70">string</text:span><text:span text:style-name="T68"> </text:span><text:span text:style-name="T73">'big'</text:span><text:span text:style-name="T68"> </text:span><text:span text:style-name="T69">(length=3)</text:span></text:p>
      <text:p text:style-name="P64"><text:s text:c="2"/><text:span text:style-name="T68">3 </text:span><text:span text:style-name="T71">=&gt;</text:span><text:span text:style-name="T68"> </text:span><text:span text:style-name="T70">string</text:span><text:span text:style-name="T68"> </text:span><text:span text:style-name="T73">'white'</text:span><text:span text:style-name="T68"> </text:span><text:span text:style-name="T69">(length=5)</text:span></text:p>
      <text:p text:style-name="P59"><text:s text:c="2"/><text:span text:style-name="T68">4 </text:span><text:span text:style-name="T71">=&gt;</text:span><text:span text:style-name="T68"> </text:span><text:span text:style-name="T70">string</text:span><text:span text:style-name="T68"> </text:span><text:span text:style-name="T73">'world!'</text:span><text:span text:style-name="T68"> </text:span><text:span text:style-name="T69">(length=6)</text:span><text:bookmark-end text:name="__DdeLink__507_1892330286"/></text:p>
      <text:p text:style-name="P72"><text:tab/><text:bookmark-start text:name="__DdeLink__505_1892330286"/><text:span text:style-name="T91">As you can see it's really simple and it really works.</text:span> Also you can pass another delimiter-symbol or even delimiter-string if you want. For example in case you are going to explode a CSV string <text:span text:style-name="T75">you can transmit a comma or a comma with a space as a parameter. Also there are built-in functions to work with CSV :)</text:span><text:bookmark-end text:name="__DdeLink__505_1892330286"/></text:p>
      <text:p text:style-name="P73"><text:tab/><text:bookmark-start text:name="__DdeLink__522_1892330286"/><text:span text:style-name="T75">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75"><text:span text:style-name="T40"><text:tab/></text:span><text:bookmark-start text:name="__DdeLink__518_1892330286"/><text:span text:style-name="T54">$sentence </text:span><text:span text:style-name="T63">= </text:span><text:span text:style-name="T58">"Hello, great big white world!"</text:span><text:span text:style-name="T61">;</text:span></text:p>
      <text:p text:style-name="P61"><text:span text:style-name="T52">$words </text:span><text:span text:style-name="T50">= preg_split(</text:span><text:span text:style-name="T55">"/[\s,.!?]+/"</text:span><text:span text:style-name="T59">, </text:span><text:span text:style-name="T52">$sentence</text:span><text:span text:style-name="T50">)</text:span><text:span text:style-name="T59">;</text:span></text:p>
      <text:p text:style-name="P58"><text:span text:style-name="T50">var_dump(</text:span><text:span text:style-name="T52">$words</text:span><text:span text:style-name="T50">)</text:span><text:span text:style-name="T59">;</text:span><text:bookmark-end text:name="__DdeLink__518_1892330286"/></text:p>
      <text:p text:style-name="P50"><text:bookmark-start text:name="__DdeLink__520_1892330286"/><text:span text:style-name="T66">array</text:span><text:span text:style-name="T64"> (size=6)</text:span></text:p>
      <text:p text:style-name="P64"><text:s text:c="2"/><text:span text:style-name="T68">0 </text:span><text:span text:style-name="T71">=&gt;</text:span><text:span text:style-name="T68"> </text:span><text:span text:style-name="T70">string</text:span><text:span text:style-name="T68"> </text:span><text:span text:style-name="T73">'Hello'</text:span><text:span text:style-name="T68"> </text:span><text:span text:style-name="T69">(length=5)</text:span></text:p>
      <text:p text:style-name="P64"><text:s text:c="2"/><text:span text:style-name="T68">1 </text:span><text:span text:style-name="T71">=&gt;</text:span><text:span text:style-name="T68"> </text:span><text:span text:style-name="T70">string</text:span><text:span text:style-name="T68"> </text:span><text:span text:style-name="T73">'great'</text:span><text:span text:style-name="T68"> </text:span><text:span text:style-name="T69">(length=5)</text:span></text:p>
      <text:p text:style-name="P64"><text:s text:c="2"/><text:span text:style-name="T68">2 </text:span><text:span text:style-name="T71">=&gt;</text:span><text:span text:style-name="T68"> </text:span><text:span text:style-name="T70">string</text:span><text:span text:style-name="T68"> </text:span><text:span text:style-name="T73">'big'</text:span><text:span text:style-name="T68"> </text:span><text:span text:style-name="T69">(length=3)</text:span></text:p>
      <text:p text:style-name="P64"><text:s text:c="2"/><text:span text:style-name="T68">3 </text:span><text:span text:style-name="T71">=&gt;</text:span><text:span text:style-name="T68"> </text:span><text:span text:style-name="T70">string</text:span><text:span text:style-name="T68"> </text:span><text:span text:style-name="T73">'white'</text:span><text:span text:style-name="T68"> </text:span><text:span text:style-name="T69">(length=5)</text:span></text:p>
      <text:p text:style-name="P64"><text:s text:c="2"/><text:span text:style-name="T68">4 </text:span><text:span text:style-name="T71">=&gt;</text:span><text:span text:style-name="T68"> </text:span><text:span text:style-name="T70">string</text:span><text:span text:style-name="T68"> </text:span><text:span text:style-name="T73">'world'</text:span><text:span text:style-name="T68"> </text:span><text:span text:style-name="T69">(length=5)</text:span></text:p>
      <text:p text:style-name="P59"><text:s text:c="2"/><text:span text:style-name="T68">5 </text:span><text:span text:style-name="T71">=&gt;</text:span><text:span text:style-name="T68"> </text:span><text:span text:style-name="T70">string</text:span><text:span text:style-name="T68"> </text:span><text:span text:style-name="T73">''</text:span><text:span text:style-name="T68"> </text:span><text:span text:style-name="T69">(length=0)</text:span><text:bookmark-end text:name="__DdeLink__520_1892330286"/></text:p>
      <text:p text:style-name="P77"><text:tab/><text:bookmark-start text:name="__DdeLink__524_1892330286"/><text:span text:style-name="T92">p</text:span>reg_split function breaks the string into words basing on the regular expression but not on a <text:span text:style-name="T92">simple string-delimiter. That's why you are getting nice clear array. Except the last empty string but I</text:span> believe this problem is much more pleasant than the previous one :) Should notice that <text:span text:style-name="T76">for the </text:span><text:soft-page-break/><text:span text:style-name="T76">flexibility of this way you pay with your performance because regular expressions always work slower.</text:span><text:bookmark-end text:name="__DdeLink__524_1892330286"/></text:p>
      <text:p text:style-name="P76"><text:tab/><text:bookmark-start text:name="__DdeLink__533_1892330286"/><text:span text:style-name="T77">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41"><text:bookmark-start text:name="__DdeLink__536_1892330286"/><text:span text:style-name="T53">$hexValue </text:span><text:span text:style-name="T51">= </text:span><text:span text:style-name="T55">'a</text:span><text:span text:style-name="T57">1</text:span><text:span text:style-name="T55">'</text:span><text:span text:style-name="T60">;</text:span></text:p>
      <text:p text:style-name="P58"><text:span text:style-name="T62">echo </text:span><text:span text:style-name="T50">base_convert(</text:span><text:span text:style-name="T52">$hexValue</text:span><text:span text:style-name="T59">, </text:span><text:span text:style-name="T78">16</text:span><text:span text:style-name="T59">, </text:span><text:span text:style-name="T78">10</text:span><text:span text:style-name="T50">)</text:span><text:span text:style-name="T59">;</text:span><text:bookmark-end text:name="__DdeLink__536_1892330286"/></text:p>
      <text:p text:style-name="P44"><text:bookmark-start text:name="__DdeLink__538_1892330286"/>161<text:bookmark-end text:name="__DdeLink__538_1892330286"/></text:p>
      <text:p text:style-name="P78"><text:tab/><text:bookmark-start text:name="__DdeLink__540_1892330286"/>base_convert function converts value of any to any system. Also working not only with usual systems like 2, 3, 4, 8, 16, 32. I dare say that more local solutions like hex2bin, hexdec, octdec <text:span text:style-name="T80">(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78"><text:tab/><text:bookmark-start text:name="__DdeLink__552_1892330286"/><text:span text:style-name="T80">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40"><text:bookmark-start text:name="__DdeLink__554_1892330286"/><text:span text:style-name="T52">$decade </text:span><text:span text:style-name="T50">= range(</text:span><text:span text:style-name="T78">1</text:span><text:span text:style-name="T59">, </text:span><text:span text:style-name="T78">10</text:span><text:span text:style-name="T50">)</text:span><text:span text:style-name="T59">;</text:span></text:p>
      <text:p text:style-name="P61"><text:span text:style-name="T50">var_dump(</text:span><text:span text:style-name="T52">$decade</text:span><text:span text:style-name="T50">)</text:span><text:span text:style-name="T59">;</text:span></text:p>
      <text:p text:style-name="P61"><text:span text:style-name="T52">$alphabetFirstHalf </text:span><text:span text:style-name="T50">= range(</text:span><text:span text:style-name="T55">'a'</text:span><text:span text:style-name="T59">, </text:span><text:span text:style-name="T55">'</text:span><text:span text:style-name="T56">m</text:span><text:span text:style-name="T55">'</text:span><text:span text:style-name="T50">)</text:span><text:span text:style-name="T59">;</text:span></text:p>
      <text:p text:style-name="P58"><text:span text:style-name="T50">var_dump(</text:span><text:span text:style-name="T52">$alphabetFirstHalf</text:span><text:bookmark-end text:name="__DdeLink__554_1892330286"/></text:p>
      <text:p text:style-name="P45"><text:bookmark-start text:name="__DdeLink__556_1892330286"/><text:span text:style-name="T2">array</text:span> <text:span text:style-name="T64">(size=10)</text:span></text:p>
      <text:p text:style-name="P64"><text:s text:c="2"/><text:span text:style-name="T67">0 </text:span><text:span text:style-name="T72">=&gt;</text:span><text:span text:style-name="T67"> </text:span><text:span text:style-name="T70">int</text:span><text:span text:style-name="T67"> </text:span><text:span text:style-name="T81">1</text:span></text:p>
      <text:p text:style-name="P64"><text:s text:c="2"/><text:span text:style-name="T67">1 </text:span><text:span text:style-name="T72">=&gt;</text:span><text:span text:style-name="T67"> </text:span><text:span text:style-name="T70">int</text:span><text:span text:style-name="T67"> </text:span><text:span text:style-name="T81">2</text:span></text:p>
      <text:p text:style-name="P64"><text:s text:c="2"/><text:span text:style-name="T67">2 </text:span><text:span text:style-name="T72">=&gt;</text:span><text:span text:style-name="T67"> </text:span><text:span text:style-name="T70">int</text:span><text:span text:style-name="T67"> </text:span><text:span text:style-name="T81">3</text:span></text:p>
      <text:p text:style-name="P64"><text:s text:c="2"/><text:span text:style-name="T67">3 </text:span><text:span text:style-name="T72">=&gt;</text:span><text:span text:style-name="T67"> </text:span><text:span text:style-name="T70">int</text:span><text:span text:style-name="T67"> </text:span><text:span text:style-name="T81">4</text:span></text:p>
      <text:p text:style-name="P64"><text:s text:c="2"/><text:span text:style-name="T67">4 </text:span><text:span text:style-name="T72">=&gt;</text:span><text:span text:style-name="T67"> </text:span><text:span text:style-name="T70">int</text:span><text:span text:style-name="T67"> </text:span><text:span text:style-name="T81">5</text:span></text:p>
      <text:p text:style-name="P64"><text:s text:c="2"/><text:span text:style-name="T67">5 </text:span><text:span text:style-name="T72">=&gt;</text:span><text:span text:style-name="T67"> </text:span><text:span text:style-name="T70">int</text:span><text:span text:style-name="T67"> </text:span><text:span text:style-name="T81">6</text:span></text:p>
      <text:p text:style-name="P64"><text:s text:c="2"/><text:span text:style-name="T67">6 </text:span><text:span text:style-name="T72">=&gt;</text:span><text:span text:style-name="T67"> </text:span><text:span text:style-name="T70">int</text:span><text:span text:style-name="T67"> </text:span><text:span text:style-name="T81">7</text:span></text:p>
      <text:p text:style-name="P64"><text:s text:c="2"/><text:span text:style-name="T67">7 </text:span><text:span text:style-name="T72">=&gt;</text:span><text:span text:style-name="T67"> </text:span><text:span text:style-name="T70">int</text:span><text:span text:style-name="T67"> </text:span><text:span text:style-name="T81">8</text:span></text:p>
      <text:p text:style-name="P64"><text:s text:c="2"/><text:span text:style-name="T67">8 </text:span><text:span text:style-name="T72">=&gt;</text:span><text:span text:style-name="T67"> </text:span><text:span text:style-name="T70">int</text:span><text:span text:style-name="T67"> </text:span><text:span text:style-name="T81">9</text:span></text:p>
      <text:p text:style-name="P59"><text:s text:c="2"/><text:span text:style-name="T67">9 </text:span><text:span text:style-name="T72">=&gt;</text:span><text:span text:style-name="T67"> </text:span><text:span text:style-name="T70">int</text:span><text:span text:style-name="T67"> </text:span><text:span text:style-name="T81">10</text:span></text:p>
      <text:p text:style-name="P65"><text:span text:style-name="T2">array</text:span> <text:span text:style-name="T64">(size=14)</text:span></text:p>
      <text:p text:style-name="P64"><text:s text:c="2"/><text:span text:style-name="T67">0 </text:span><text:span text:style-name="T72">=&gt;</text:span><text:span text:style-name="T67"> </text:span><text:span text:style-name="T70">string</text:span><text:span text:style-name="T67"> </text:span><text:span text:style-name="T74">'a'</text:span><text:span text:style-name="T67"> </text:span><text:span text:style-name="T65">(length=1)</text:span></text:p>
      <text:p text:style-name="P64"><text:s text:c="2"/><text:span text:style-name="T67">1 </text:span><text:span text:style-name="T72">=&gt;</text:span><text:span text:style-name="T67"> </text:span><text:span text:style-name="T70">string</text:span><text:span text:style-name="T67"> </text:span><text:span text:style-name="T74">'b'</text:span><text:span text:style-name="T67"> </text:span><text:span text:style-name="T65">(length=1)</text:span></text:p>
      <text:p text:style-name="P64"><text:s text:c="2"/><text:span text:style-name="T67">2 </text:span><text:span text:style-name="T72">=&gt;</text:span><text:span text:style-name="T67"> </text:span><text:span text:style-name="T70">string</text:span><text:span text:style-name="T67"> </text:span><text:span text:style-name="T74">'c'</text:span><text:span text:style-name="T67"> </text:span><text:span text:style-name="T65">(length=1)</text:span></text:p>
      <text:p text:style-name="P64"><text:s text:c="2"/><text:span text:style-name="T67">3 </text:span><text:span text:style-name="T72">=&gt;</text:span><text:span text:style-name="T67"> </text:span><text:span text:style-name="T70">string</text:span><text:span text:style-name="T67"> </text:span><text:span text:style-name="T74">'d'</text:span><text:span text:style-name="T67"> </text:span><text:span text:style-name="T65">(length=1)</text:span></text:p>
      <text:p text:style-name="P64"><text:s text:c="2"/><text:span text:style-name="T67">4 </text:span><text:span text:style-name="T72">=&gt;</text:span><text:span text:style-name="T67"> </text:span><text:span text:style-name="T70">string</text:span><text:span text:style-name="T67"> </text:span><text:span text:style-name="T74">'e'</text:span><text:span text:style-name="T67"> </text:span><text:span text:style-name="T65">(length=1)</text:span></text:p>
      <text:p text:style-name="P64"><text:s text:c="2"/><text:span text:style-name="T67">5 </text:span><text:span text:style-name="T72">=&gt;</text:span><text:span text:style-name="T67"> </text:span><text:span text:style-name="T70">string</text:span><text:span text:style-name="T67"> </text:span><text:span text:style-name="T74">'f'</text:span><text:span text:style-name="T67"> </text:span><text:span text:style-name="T65">(length=1)</text:span></text:p>
      <text:p text:style-name="P64"><text:s text:c="2"/><text:span text:style-name="T67">6 </text:span><text:span text:style-name="T72">=&gt;</text:span><text:span text:style-name="T67"> </text:span><text:span text:style-name="T70">string</text:span><text:span text:style-name="T67"> </text:span><text:span text:style-name="T74">'g'</text:span><text:span text:style-name="T67"> </text:span><text:span text:style-name="T65">(length=1)</text:span></text:p>
      <text:p text:style-name="P64"><text:s text:c="2"/><text:span text:style-name="T67">7 </text:span><text:span text:style-name="T72">=&gt;</text:span><text:span text:style-name="T67"> </text:span><text:span text:style-name="T70">string</text:span><text:span text:style-name="T67"> </text:span><text:span text:style-name="T74">'h'</text:span><text:span text:style-name="T67"> </text:span><text:span text:style-name="T65">(length=1)</text:span></text:p>
      <text:p text:style-name="P64"><text:s text:c="2"/><text:span text:style-name="T67">8 </text:span><text:span text:style-name="T72">=&gt;</text:span><text:span text:style-name="T67"> </text:span><text:span text:style-name="T70">string</text:span><text:span text:style-name="T67"> </text:span><text:span text:style-name="T74">'i'</text:span><text:span text:style-name="T67"> </text:span><text:span text:style-name="T65">(length=1)</text:span></text:p>
      <text:p text:style-name="P64"><text:s text:c="2"/><text:span text:style-name="T67">9 </text:span><text:span text:style-name="T72">=&gt;</text:span><text:span text:style-name="T67"> </text:span><text:span text:style-name="T70">string</text:span><text:span text:style-name="T67"> </text:span><text:span text:style-name="T74">'j'</text:span><text:span text:style-name="T67"> </text:span><text:span text:style-name="T65">(length=1)</text:span></text:p>
      <text:p text:style-name="P64"><text:s text:c="2"/><text:span text:style-name="T67">10 </text:span><text:span text:style-name="T72">=&gt;</text:span><text:span text:style-name="T67"> </text:span><text:span text:style-name="T70">string</text:span><text:span text:style-name="T67"> </text:span><text:span text:style-name="T74">'k'</text:span><text:span text:style-name="T67"> </text:span><text:span text:style-name="T65">(length=1)</text:span></text:p>
      <text:p text:style-name="P64"><text:s text:c="2"/><text:span text:style-name="T67">11 </text:span><text:span text:style-name="T72">=&gt;</text:span><text:span text:style-name="T67"> </text:span><text:span text:style-name="T70">string</text:span><text:span text:style-name="T67"> </text:span><text:span text:style-name="T74">'l'</text:span><text:span text:style-name="T67"> </text:span><text:span text:style-name="T65">(length=1)</text:span></text:p>
      <text:p text:style-name="P64"><text:s text:c="2"/><text:span text:style-name="T67">12 </text:span><text:span text:style-name="T72">=&gt;</text:span><text:span text:style-name="T67"> </text:span><text:span text:style-name="T70">string</text:span><text:span text:style-name="T67"> </text:span><text:span text:style-name="T74">'m'</text:span><text:span text:style-name="T67"> </text:span><text:span text:style-name="T65">(length=1)</text:span><text:bookmark-end text:name="__DdeLink__556_1892330286"/></text:p>
      <text:p text:style-name="P80"><text:tab/><text:bookmark-start text:name="__DdeLink__558_1892330286"/>But in PHP you can <text:span text:style-name="T93">easily</text:span> get an array of needed letters in an alphabet <text:s/><text:span text:style-name="T80">sequence with a help of this. You can also set <text:s/>the third parameter step to get an array like 0, 2, 4, 6, 8, 10. You can also instrument with negative values to implement your own flexible algorithm.</text:span><text:bookmark-end text:name="__DdeLink__558_1892330286"/></text:p>
      <text:p text:style-name="P79"><text:soft-page-break/><text:tab/><text:bookmark-start text:name="__DdeLink__560_1892330286"/><text:span text:style-name="T83">Array_walk_recursive can help you to process a multilevel json-array the way you like without writing your own recursive function.</text:span><text:bookmark-end text:name="__DdeLink__560_1892330286"/></text:p>
      <text:p text:style-name="P81"><text:span text:style-name="T82"><text:tab/></text:span><text:bookmark-start text:name="__DdeLink__562_1892330286"/><text:span text:style-name="T54">$json </text:span><text:span text:style-name="T63">= [</text:span></text:p>
      <text:p text:style-name="P60"><text:span text:style-name="T50"><text:s text:c="4"/></text:span><text:span text:style-name="T58">'one' </text:span><text:span text:style-name="T86">=&gt; </text:span><text:span text:style-name="T79">1</text:span><text:span text:style-name="T61">,</text:span></text:p>
      <text:p text:style-name="P60"><text:span text:style-name="T59"><text:s text:c="4"/></text:span><text:span text:style-name="T58">'two' </text:span><text:span text:style-name="T86">=&gt; [</text:span></text:p>
      <text:p text:style-name="P60"><text:span text:style-name="T50"><text:s text:c="8"/></text:span><text:span text:style-name="T58">'three' </text:span><text:span text:style-name="T86">=&gt; [</text:span></text:p>
      <text:p text:style-name="P60"><text:span text:style-name="T50"><text:s text:c="12"/></text:span><text:span text:style-name="T58">'four' </text:span><text:span text:style-name="T86">=&gt; </text:span><text:span text:style-name="T79">4</text:span><text:span text:style-name="T61">,</text:span></text:p>
      <text:p text:style-name="P60"><text:span text:style-name="T59"><text:s text:c="12"/></text:span><text:span text:style-name="T58">'five' </text:span><text:span text:style-name="T86">=&gt; [</text:span></text:p>
      <text:p text:style-name="P60"><text:span text:style-name="T50"><text:s text:c="16"/></text:span><text:span text:style-name="T58">'end' </text:span><text:span text:style-name="T86">=&gt; </text:span><text:span text:style-name="T58">'the end'</text:span></text:p>
      <text:p text:style-name="P60"><text:span text:style-name="T55"><text:s text:c="12"/></text:span><text:span text:style-name="T86">]</text:span></text:p>
      <text:p text:style-name="P63"><text:s text:c="8"/><text:span text:style-name="T85">]</text:span></text:p>
      <text:p text:style-name="P63"><text:s text:c="4"/><text:span text:style-name="T85">]</text:span></text:p>
      <text:p text:style-name="P61"><text:span text:style-name="T50">]</text:span><text:span text:style-name="T59">;</text:span></text:p>
      <text:p text:style-name="P61"><text:span text:style-name="T50">array_walk_recursive(</text:span><text:span text:style-name="T52">$json</text:span><text:span text:style-name="T59">, </text:span><text:span text:style-name="T62">function </text:span><text:span text:style-name="T50">(&amp;</text:span><text:span text:style-name="T52">$value</text:span><text:span text:style-name="T59">, </text:span><text:span text:style-name="T52">$key</text:span><text:span text:style-name="T50">)</text:span></text:p>
      <text:p text:style-name="P62">{</text:p>
      <text:p text:style-name="P60"><text:span text:style-name="T50"><text:s text:c="4"/></text:span><text:span text:style-name="T54">$value </text:span><text:span text:style-name="T86">.= is_numeric(</text:span><text:span text:style-name="T54">$value</text:span><text:span text:style-name="T86">) ? </text:span><text:span text:style-name="T58">" is numeric" </text:span><text:span text:style-name="T86">: </text:span><text:span text:style-name="T58">" is not numeric"</text:span><text:span text:style-name="T61">;</text:span></text:p>
      <text:p text:style-name="P61"><text:span text:style-name="T50">})</text:span><text:span text:style-name="T59">;</text:span></text:p>
      <text:p text:style-name="P58"><text:span text:style-name="T50">print_r(</text:span><text:span text:style-name="T52">$json</text:span><text:span text:style-name="T50">)</text:span><text:span text:style-name="T59">;</text:span><text:bookmark-end text:name="__DdeLink__562_1892330286"/></text:p>
      <text:p text:style-name="P47"><text:bookmark-start text:name="__DdeLink__564_1892330286"/>Array</text:p>
      <text:p text:style-name="P46">(</text:p>
      <text:p text:style-name="P43"><text:s text:c="4"/><text:span text:style-name="T67">[one] =&gt; 1 is numeric</text:span></text:p>
      <text:p text:style-name="P43"><text:s text:c="4"/><text:span text:style-name="T67">[two] =&gt; Array</text:span></text:p>
      <text:p text:style-name="P43"><text:s text:c="8"/><text:span text:style-name="T67">(</text:span></text:p>
      <text:p text:style-name="P43"><text:s text:c="12"/><text:span text:style-name="T67">[three] =&gt; Array</text:span></text:p>
      <text:p text:style-name="P43"><text:s text:c="16"/><text:span text:style-name="T67">(</text:span></text:p>
      <text:p text:style-name="P43"><text:s text:c="20"/><text:span text:style-name="T67">[four] =&gt; 4 is numeric</text:span></text:p>
      <text:p text:style-name="P43"><text:s text:c="20"/><text:span text:style-name="T67">[five] =&gt; Array</text:span></text:p>
      <text:p text:style-name="P43"><text:s text:c="24"/><text:span text:style-name="T67">(</text:span></text:p>
      <text:p text:style-name="P43"><text:s text:c="28"/><text:span text:style-name="T67">[end] =&gt; the end is not numeric</text:span></text:p>
      <text:p text:style-name="P43"><text:s text:c="24"/><text:span text:style-name="T67">)</text:span></text:p>
      <text:p text:style-name="P51"/>
      <text:p text:style-name="P43"><text:s text:c="16"/><text:span text:style-name="T67">)</text:span></text:p>
      <text:p text:style-name="P51"/>
      <text:p text:style-name="P43"><text:s text:c="8"/><text:span text:style-name="T67">)</text:span></text:p>
      <text:p text:style-name="P51"/>
      <text:p text:style-name="P54">)<text:bookmark-end text:name="__DdeLink__564_1892330286"/></text:p>
      <text:p text:style-name="P82"><text:tab/><text:bookmark-start text:name="__DdeLink__569_1892330286"/>In situation when you need to get a random number <text:span text:style-name="T87">from a range</text:span>, randomly swap elements of an array <text:span text:style-name="T88">or symbols in string</text:span> or to fix your random for a time the next set of functions is your gentlemen's set:<text:bookmark-end text:name="__DdeLink__569_1892330286"/></text:p>
      <text:p text:style-name="P42"><text:bookmark-start text:name="__DdeLink__571_1892330286"/><text:span text:style-name="T50">mt_srand(</text:span><text:span text:style-name="T78">1</text:span><text:span text:style-name="T50">)</text:span><text:span text:style-name="T59">;</text:span></text:p>
      <text:p text:style-name="P61"><text:span text:style-name="T62">echo </text:span><text:span text:style-name="T50">mt_rand(</text:span><text:span text:style-name="T78">1</text:span><text:span text:style-name="T59">, </text:span><text:span text:style-name="T78">10</text:span><text:span text:style-name="T50">)</text:span><text:span text:style-name="T59">;</text:span></text:p>
      <text:p text:style-name="P61"><text:span text:style-name="T52">$arr </text:span><text:span text:style-name="T50">= range(</text:span><text:span text:style-name="T78">1</text:span><text:span text:style-name="T59">, </text:span><text:span text:style-name="T78">5</text:span><text:span text:style-name="T50">)</text:span><text:span text:style-name="T59">;</text:span></text:p>
      <text:p text:style-name="P61"><text:span text:style-name="T50">shuffle(</text:span><text:span text:style-name="T52">$arr</text:span><text:span text:style-name="T50">)</text:span><text:span text:style-name="T59">;</text:span></text:p>
      <text:p text:style-name="P61"><text:span text:style-name="T50">var_dump(</text:span><text:span text:style-name="T52">$arr</text:span><text:span text:style-name="T50">)</text:span><text:span text:style-name="T59">;</text:span></text:p>
      <text:p text:style-name="P58"><text:span text:style-name="T62">echo </text:span><text:span text:style-name="T50">str_shuffle(</text:span><text:span text:style-name="T55">'This sequence is correct!'</text:span><text:span text:style-name="T50">)</text:span><text:span text:style-name="T59">;</text:span><text:bookmark-end text:name="__DdeLink__571_1892330286"/></text:p>
      <text:p text:style-name="P48"><text:bookmark-start text:name="__DdeLink__573_1892330286"/><text:span text:style-name="T84">6</text:span></text:p>
      <text:p text:style-name="P65"><text:span text:style-name="T2">array</text:span> <text:span text:style-name="T64">(size=5)</text:span></text:p>
      <text:p text:style-name="P64"><text:s text:c="2"/><text:span text:style-name="T67">0 </text:span><text:span text:style-name="T72">=&gt;</text:span><text:span text:style-name="T67"> </text:span><text:span text:style-name="T70">int</text:span><text:span text:style-name="T67"> </text:span><text:span text:style-name="T81">4</text:span></text:p>
      <text:p text:style-name="P64"><text:s text:c="2"/><text:span text:style-name="T67">1 </text:span><text:span text:style-name="T72">=&gt;</text:span><text:span text:style-name="T67"> </text:span><text:span text:style-name="T70">int</text:span><text:span text:style-name="T67"> </text:span><text:span text:style-name="T81">2</text:span></text:p>
      <text:p text:style-name="P64"><text:s text:c="2"/><text:span text:style-name="T67">2 </text:span><text:span text:style-name="T72">=&gt;</text:span><text:span text:style-name="T67"> </text:span><text:span text:style-name="T70">int</text:span><text:span text:style-name="T67"> </text:span><text:span text:style-name="T81">3</text:span></text:p>
      <text:p text:style-name="P64"><text:s text:c="2"/><text:span text:style-name="T67">3 </text:span><text:span text:style-name="T72">=&gt;</text:span><text:span text:style-name="T67"> </text:span><text:span text:style-name="T70">int</text:span><text:span text:style-name="T67"> </text:span><text:span text:style-name="T81">1</text:span></text:p>
      <text:p text:style-name="P59"><text:s text:c="2"/><text:span text:style-name="T67">4 </text:span><text:span text:style-name="T72">=&gt;</text:span><text:span text:style-name="T67"> </text:span><text:span text:style-name="T70">int</text:span><text:span text:style-name="T67"> </text:span><text:span text:style-name="T81">5</text:span></text:p>
      <text:p text:style-name="P56"><text:span text:style-name="T33">ouTnqehrrsc esecseii! ct </text:span><text:bookmark-end text:name="__DdeLink__573_1892330286"/></text:p>
      <text:p text:style-name="P56"><text:soft-page-break/><text:span text:style-name="T33"><text:tab/></text:span><text:bookmark-start text:name="__DdeLink__575_1892330286"/><text:span text:style-name="T34">You can remove the first function in a list to get new random numbers each time you run your program.</text:span><text:bookmark-end text:name="__DdeLink__575_1892330286"/></text:p>
      <text:p text:style-name="P56"><text:span text:style-name="T34"><text:tab/></text:span><text:span text:style-name="T35">Find out the smaller value from two is a usual taks, but PHP also has a function for such things.</text:span></text:p>
      <text:p text:style-name="P52"><text:span text:style-name="T41">echo </text:span><text:span text:style-name="T37">max(</text:span><text:span text:style-name="T44">10</text:span><text:span text:style-name="T43">, </text:span><text:span text:style-name="T44">20</text:span><text:span text:style-name="T37">)</text:span><text:span text:style-name="T43">;</text:span></text:p>
      <text:p text:style-name="P61"><text:span text:style-name="T62">echo </text:span><text:span text:style-name="T55">'&lt;br/&gt;'</text:span><text:span text:style-name="T59">;</text:span></text:p>
      <text:p text:style-name="P58"><text:span text:style-name="T62">echo </text:span><text:span text:style-name="T50">min([</text:span><text:span text:style-name="T78">10</text:span><text:span text:style-name="T59">, </text:span><text:span text:style-name="T78">20</text:span><text:span text:style-name="T59">, </text:span><text:span text:style-name="T78">30</text:span><text:span text:style-name="T59">, </text:span><text:span text:style-name="T78">5</text:span><text:span text:style-name="T50">]</text:span><text:span text:style-name="T59">, </text:span><text:span text:style-name="T50">-</text:span><text:span text:style-name="T78">1</text:span><text:span text:style-name="T59">, </text:span><text:span text:style-name="T78">10</text:span><text:span text:style-name="T50">)</text:span><text:span text:style-name="T59">;</text:span></text:p>
      <text:p text:style-name="P56"><text:span text:style-name="T35"/></text:p>
      <text:p text:style-name="P54"><text:span text:style-name="T89">20</text:span></text:p>
      <text:p text:style-name="P56"><text:span text:style-name="T33">-1</text:span></text:p>
      <text:p text:style-name="P57"><text:span text:style-name="T33"><text:tab/>As you can see it“s working not only with a simple couple of numbers.</text:span></text:p>
      <text:p text:style-name="P57"><text:span text:style-name="T33"><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span></text:p>
      <text:p text:style-name="P53"><text:span text:style-name="T45">$mark </text:span><text:span text:style-name="T36">= </text:span><text:span text:style-name="T46">'100'</text:span><text:span text:style-name="T42">;</text:span></text:p>
      <text:p text:style-name="P61"><text:span text:style-name="T52">$mark </text:span><text:span text:style-name="T50">= min(</text:span><text:span text:style-name="T52">$mark</text:span><text:span text:style-name="T59">, </text:span><text:span text:style-name="T78">5</text:span><text:span text:style-name="T50">)</text:span><text:span text:style-name="T59">;</text:span></text:p>
      <text:p text:style-name="P61"><text:span text:style-name="T52">$mark </text:span><text:span text:style-name="T50">= max(</text:span><text:span text:style-name="T52">$mark</text:span><text:span text:style-name="T59">, </text:span><text:span text:style-name="T78">1</text:span><text:span text:style-name="T50">)</text:span><text:span text:style-name="T59">;</text:span></text:p>
      <text:p text:style-name="P58"><text:span text:style-name="T62">echo </text:span><text:span text:style-name="T52">$mark</text:span><text:span text:style-name="T59">;</text:span></text:p>
      <text:p text:style-name="P55">5</text:p>
      <text:p text:style-name="P83"><text:tab/><text:span text:style-name="T38">That wasn“t even a tip of the iceberg of PHP high level opportunities. But I think that such demonstratoin of base types data processing is enough to realize that PHP is actually pleasant writing language full of fast built-in sol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17T18:32:39.663164533</dc:date>
    <meta:editing-duration>PT5H43M8S</meta:editing-duration>
    <meta:editing-cycles>57</meta:editing-cycles>
    <meta:document-statistic meta:table-count="0" meta:image-count="0" meta:object-count="0" meta:page-count="8" meta:paragraph-count="210" meta:word-count="1980" meta:character-count="12673" meta:non-whitespace-character-count="10519"/>
  </office:meta>
</office:document-meta>
</file>